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5E8000007E00E385FB5.jpg" manifest:media-type="image/jpe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9.575cm, 2.395cm, 7.412cm, 2.984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137cm" svg:height="21.599cm" svg:x="1.092cm" svg:y="2.392cm">
          <draw:image xlink:href="Pictures/10000000000005E8000007E00E385FB5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4-02-23T17:19:09.976901030</dc:date>
    <meta:editing-duration>PT3M47S</meta:editing-duration>
    <meta:editing-cycles>6</meta:editing-cycles>
    <meta:generator>LibreOffice/24.2.0.3$MacOSX_AARCH64 LibreOffice_project/da48488a73ddd66ea24cf16bbc4f7b9c08e9bea1</meta:generator>
    <meta:document-statistic meta:object-count="1"/>
  </office:meta>
</office:document-meta>
</file>